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svg:stroke-width="0.254cm" svg:stroke-color="#ff420e" draw:marker-start-width="0.811cm" draw:marker-end-width="0.811cm" draw:fill-color="#ffffff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svg:stroke-width="0.254cm" svg:stroke-color="#ff420e" draw:marker-start-width="0.812cm" draw:marker-end-width="0.812cm" draw:fill-color="#ffffff" draw:textarea-vertical-align="middle" fo:padding-top="0.251cm" fo:padding-bottom="0.251cm" fo:padding-left="0.376cm" fo:padding-right="0.37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76cm" svg:y1="10.438cm" svg:x2="16.828cm" svg:y2="17.59cm">
          <text:p/>
        </draw:line>
        <draw:line draw:style-name="gr1" draw:text-style-name="P1" draw:layer="layout" svg:x1="10.649cm" svg:y1="10.096cm" svg:x2="16.828cm" svg:y2="17.59cm">
          <text:p/>
        </draw:line>
        <draw:line draw:style-name="gr1" draw:text-style-name="P1" draw:layer="layout" svg:x1="4.391cm" svg:y1="4.286cm" svg:x2="16.829cm" svg:y2="17.59cm">
          <text:p/>
        </draw:line>
        <draw:line draw:style-name="gr1" draw:text-style-name="P1" draw:layer="layout" svg:x1="9.387cm" svg:y1="5.6cm" svg:x2="16.829cm" svg:y2="17.59cm">
          <text:p/>
        </draw:line>
        <draw:line draw:style-name="gr1" draw:text-style-name="P1" draw:layer="layout" svg:x1="17.906cm" svg:y1="10.07cm" svg:x2="16.829cm" svg:y2="17.59cm">
          <text:p/>
        </draw:line>
        <draw:line draw:style-name="gr1" draw:text-style-name="P1" draw:layer="layout" svg:x1="21.824cm" svg:y1="14.488cm" svg:x2="16.83cm" svg:y2="17.59cm">
          <text:p/>
        </draw:line>
        <draw:line draw:style-name="gr1" draw:text-style-name="P1" draw:layer="layout" svg:x1="21.824cm" svg:y1="14.488cm" svg:x2="16.83cm" svg:y2="17.59cm">
          <text:p/>
        </draw:line>
        <draw:line draw:style-name="gr1" draw:text-style-name="P1" draw:layer="layout" svg:x1="25.058cm" svg:y1="10.07cm" svg:x2="16.83cm" svg:y2="17.59cm">
          <text:p/>
        </draw:line>
        <draw:line draw:style-name="gr1" draw:text-style-name="P1" draw:layer="layout" svg:x1="3.576cm" svg:y1="10.438cm" svg:x2="11.096cm" svg:y2="10.359cm">
          <text:p/>
        </draw:line>
        <draw:line draw:style-name="gr1" draw:text-style-name="P1" draw:layer="layout" svg:x1="3.576cm" svg:y1="10.439cm" svg:x2="9.728cm" svg:y2="5.521cm">
          <text:p/>
        </draw:line>
        <draw:line draw:style-name="gr1" draw:text-style-name="P1" draw:layer="layout" svg:x1="3.576cm" svg:y1="10.439cm" svg:x2="4.575cm" svg:y2="4.338cm">
          <text:p/>
        </draw:line>
        <draw:line draw:style-name="gr1" draw:text-style-name="P1" draw:layer="layout" svg:x1="9.728cm" svg:y1="5.627cm" svg:x2="4.576cm" svg:y2="4.339cm">
          <text:p/>
        </draw:line>
        <draw:line draw:style-name="gr1" draw:text-style-name="P1" draw:layer="layout" svg:x1="9.728cm" svg:y1="5.627cm" svg:x2="10.622cm" svg:y2="10.202cm">
          <text:p/>
        </draw:line>
        <draw:line draw:style-name="gr1" draw:text-style-name="P1" draw:layer="layout" svg:x1="17.958cm" svg:y1="10.098cm" svg:x2="21.245cm" svg:y2="14.698cm">
          <text:p/>
        </draw:line>
        <draw:line draw:style-name="gr1" draw:text-style-name="P1" draw:layer="layout" svg:x1="25.005cm" svg:y1="10.202cm" svg:x2="21.246cm" svg:y2="14.698cm">
          <text:p/>
        </draw:line>
        <draw:line draw:style-name="gr1" draw:text-style-name="P1" draw:layer="layout" svg:x1="25.006cm" svg:y1="10.202cm" svg:x2="17.958cm" svg:y2="10.281cm">
          <text:p/>
        </draw:line>
        <draw:ellipse draw:style-name="gr2" draw:text-style-name="P2" draw:layer="layout" svg:width="4.732cm" svg:height="3.728cm" svg:x="1.062cm" svg:y="8.214cm">
          <text:p text:style-name="P1"><text:span text:style-name="T1">G3</text:span></text:p>
        </draw:ellipse>
        <draw:ellipse draw:style-name="gr2" draw:text-style-name="P2" draw:layer="layout" svg:width="4.731cm" svg:height="3.728cm" svg:x="8.425cm" svg:y="8.414cm">
          <text:p text:style-name="P1"><text:span text:style-name="T1">G4</text:span></text:p>
        </draw:ellipse>
        <draw:ellipse draw:style-name="gr2" draw:text-style-name="P2" draw:layer="layout" svg:width="4.732cm" svg:height="3.728cm" svg:x="15.581cm" svg:y="8.414cm">
          <text:p text:style-name="P1"><text:span text:style-name="T1">G5</text:span></text:p>
        </draw:ellipse>
        <draw:ellipse draw:style-name="gr3" draw:text-style-name="P2" draw:layer="layout" svg:width="4.732cm" svg:height="3.728cm" svg:x="22.535cm" svg:y="8.414cm">
          <text:p text:style-name="P1"><text:span text:style-name="T1">G6</text:span></text:p>
        </draw:ellipse>
        <draw:ellipse draw:style-name="gr2" draw:text-style-name="P2" draw:layer="layout" svg:width="4.731cm" svg:height="3.727cm" svg:x="2.225cm" svg:y="2.422cm">
          <text:p text:style-name="P1"><text:span text:style-name="T1">G1</text:span></text:p>
        </draw:ellipse>
        <draw:ellipse draw:style-name="gr2" draw:text-style-name="P2" draw:layer="layout" svg:width="4.732cm" svg:height="3.727cm" svg:x="7.478cm" svg:y="3.704cm">
          <text:p text:style-name="P1"><text:span text:style-name="T1">G2</text:span></text:p>
        </draw:ellipse>
        <draw:ellipse draw:style-name="gr2" draw:text-style-name="P2" draw:layer="layout" svg:width="4.732cm" svg:height="3.726cm" svg:x="19.237cm" svg:y="12.863cm">
          <text:p text:style-name="P1"><text:span text:style-name="T1">G7</text:span></text:p>
        </draw:ellipse>
        <draw:ellipse draw:style-name="gr2" draw:text-style-name="P2" draw:layer="layout" svg:width="4.732cm" svg:height="3.726cm" svg:x="14.471cm" svg:y="15.779cm">
          <text:p text:style-name="P1"><text:span text:style-name="T1">G8</text:span></text:p>
        </draw:ellips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3:47:19.732028896</meta:creation-date>
    <dc:date>2017-03-18T14:01:51.868101185</dc:date>
    <meta:editing-duration>PT13M12S</meta:editing-duration>
    <meta:editing-cycles>3</meta:editing-cycles>
    <meta:generator>LibreOffice/4.2.8.2$Linux_X86_64 LibreOffice_project/420m0$Build-2</meta:generator>
    <meta:document-statistic meta:object-count="47"/>
  </office:meta>
</office:document-meta>
</file>